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ettings.xml"/>
  <manifest:file-entry manifest:media-type="application/xml" manifest:full-path="meta.xml"/>
  <manifest:file-entry manifest:media-type="image/png" manifest:full-path="Thumbnails/thumbnail.png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</office:automatic-styles>
  <office:body>
    <office:text>
      <text:h text:style-name="Heading_20_1" text:outline-level="1"><text:bookmark-start text:name="ryan-parman--jobsryanparmancom"/>Ryan Parman • <text:a xlink:type="simple" xlink:href="mailto:jobs@ryanparman.com" office:name=""><text:span text:style-name="Definition"><text:a xlink:type="simple" xlink:href="mailto:jobs@ryanparman.com" office:name=""><text:span text:style-name="Definition">jobs@ryanparman.com</text:span></text:a></text:span></text:a><text:bookmark-end text:name="ryan-parman--jobsryanparmancom"/></text:h>
      <text:p text:style-name="First_20_paragraph"><text:span text:style-name="T1">Cloud-native engineering leader with a focus on reliability, scalability, and security for the modern web.</text:span></text:p>
      <text:p text:style-name="Text_20_body"><text:span text:style-name="T1">IMPORTANT:</text:span> This résumé is optimized for <text:span text:style-name="T2">Applicant Tracking Systems</text:span>. <text:span text:style-name="T1">For interviewers:</text:span> <text:a xlink:type="simple" xlink:href="https://github.com/skyzyx/resume/blob/master/resumes/ryanparman-software-eng-devtools.md" office:name=""><text:span text:style-name="Definition">Web</text:span></text:a> • <text:a xlink:type="simple" xlink:href="https://github.com/skyzyx/resume/raw/master/resumes/ryanparman-software-eng-devtools.pdf" office:name=""><text:span text:style-name="Definition">PDF</text:span></text:a> • <text:a xlink:type="simple" xlink:href="https://github.com/skyzyx/resume/raw/master/resumes/ryanparman-software-eng-devtools.docx" office:name=""><text:span text:style-name="Definition">Word</text:span></text:a></text:p>
      <text:h text:style-name="Heading_20_2" text:outline-level="2"><text:bookmark-start text:name="work-experience"/>Work Experience<text:bookmark-end text:name="work-experience"/></text:h>
      <text:h text:style-name="Heading_20_3" text:outline-level="3"><text:bookmark-start text:name="mcgraw-hill--remote-since-covid-previously-seattle-wa"/><text:a xlink:type="simple" xlink:href="https://www.crunchbase.com/organization/mcgraw-hill-education" office:name=""><text:span text:style-name="Definition">McGraw Hill</text:span></text:a> — Remote (since COVID), previously Seattle, WA<text:bookmark-end text:name="mcgraw-hill--remote-since-covid-previously-seattle-wa"/></text:h>
      <text:h text:style-name="Heading_20_4" text:outline-level="4"><text:bookmark-start text:name="principal-engineer-cloud-center-of-excellence-january-2024october-2024"/>Principal Engineer, Cloud Center of Excellence (January 2024—October 2024)<text:bookmark-end text:name="principal-engineer-cloud-center-of-excellence-january-2024october-2024"/></text:h>
      <text:list text:style-name="L1">
        <text:list-item>
          <text:p text:style-name="P1">Joined a team whose mission was to provide guidance and support in the cloud journey of the entire organization.</text:p>
        </text:list-item>
        <text:list-item>
          <text:p text:style-name="P1">Proposed best practices, guardrails, and security measures to ensure a secure and efficient cloud environment.</text:p>
        </text:list-item>
        <text:list-item>
          <text:p text:style-name="P1">Identified opportunities to extend the security measures and guardrails devised for AWS to other cloud platforms.</text:p>
        </text:list-item>
      </text:list>
      <text:h text:style-name="Heading_20_4" text:outline-level="4"><text:bookmark-start text:name="principal-cloud-and-platform-engineer-june-2020january-2024"/>Principal Cloud and Platform Engineer (June 2020—January 2024)<text:bookmark-end text:name="principal-cloud-and-platform-engineer-june-2020january-2024"/></text:h>
      <text:list text:style-name="L2">
        <text:list-item>
          <text:p text:style-name="P2">Managed the Base <text:a xlink:type="simple" xlink:href="https://docs.aws.amazon.com/AWSEC2/latest/UserGuide/AMIs.html" office:name=""><text:span text:style-name="Definition">AMI</text:span></text:a> program. Leveraged insights from <text:a xlink:type="simple" xlink:href="https://www.cisecurity.org" office:name=""><text:span text:style-name="Definition">CIS</text:span></text:a>, security patching, and internal needs to develop a unified build pipeline integrating best practices.</text:p>
        </text:list-item>
        <text:list-item>
          <text:p text:style-name="P2">Conducted comprehensive scans of <text:a xlink:type="simple" xlink:href="https://aws.amazon.com/route53/" office:name=""><text:span text:style-name="Definition">Route 53</text:span></text:a> to obtain a mapping of the company’s thousands of active websites. Prioritized identifying and remediating misconfigurations, rotating certificates, and increasing visibility.</text:p>
        </text:list-item>
        <text:list-item>
          <text:p text:style-name="P2">Spearheaded the <text:a xlink:type="simple" xlink:href="https://jfrog.com/artifactory/" office:name=""><text:span text:style-name="Definition">Artifactory</text:span></text:a> Rebuild project. Ran the project from inception to completion, including the majority of development. Directed effort across ~80 teams and ~300 services to complete the project.</text:p>
        </text:list-item>
        <text:list-item>
          <text:p text:style-name="P2">Led dozens of smaller projects, offered guidance to engineers on best practices, and documented knowledge.</text:p>
        </text:list-item>
      </text:list>
      <text:h text:style-name="Heading_20_4" text:outline-level="4"><text:bookmark-start text:name="engineering-manager-site-reliability-october-2018june-2020"/>Engineering Manager, Site Reliability (October 2018—June 2020)<text:bookmark-end text:name="engineering-manager-site-reliability-october-2018june-2020"/></text:h>
      <text:list text:style-name="L3">
        <text:list-item>
          <text:p text:style-name="P3">Led the <text:a xlink:type="simple" xlink:href="https://sre.google/in-conversation/" office:name=""><text:span text:style-name="Definition"><text:span text:style-name="T2">Site Reliability Engineering</text:span></text:span></text:a> (SRE) team in addressing macro-oriented problems affecting engineering teams, empowering greater self-service.</text:p>
        </text:list-item>
        <text:list-item>
          <text:p text:style-name="P3">Established a process for maintaining reusable <text:a xlink:type="simple" xlink:href="https://www.terraform.io" office:name=""><text:span text:style-name="Definition">Terraform</text:span></text:a> modules which teams leveraged to compose infrastructure with minimal effort.</text:p>
        </text:list-item>
        <text:list-item>
          <text:p text:style-name="P3">Customized the <text:a xlink:type="simple" xlink:href="https://aws.amazon.com/linux/" office:name=""><text:span text:style-name="Definition">Amazon Linux</text:span></text:a> AMIs to comply with Level-2 <text:a xlink:type="simple" xlink:href="https://www.cisecurity.org" office:name=""><text:span text:style-name="Definition">CIS</text:span></text:a> Guidelines for both Amazon Linux and <text:a xlink:type="simple" xlink:href="https://www.docker.com" office:name=""><text:span text:style-name="Definition">Docker</text:span></text:a>. Liaised with cybersecurity, operations, and business units to ensure compliance.</text:p>
        </text:list-item>
        <text:list-item>
          <text:p text:style-name="P3">Invented custom security and operational tooling to understand the current posture of ~200 AWS accounts where off-the-shelf tools did not meet the needs of the organization.</text:p>
        </text:list-item>
        <text:list-item>
          <text:p text:style-name="P3">Reduced the time to deploy a new service from dozens of weeks to a single meeting by implementing a <text:span text:style-name="T2">Monitoring-as-Code</text:span> methodology, and defining broad-use <text:a xlink:type="simple" xlink:href="https://sre.google/sre-book/service-level-objectives/" office:name=""><text:span text:style-name="Definition">Service Level Objectives</text:span></text:a> (SLOs).</text:p>
        </text:list-item>
      </text:list>
      <text:h text:style-name="Heading_20_4" text:outline-level="4"><text:bookmark-start text:name="staff-software-engineer-october-2016october-2018"/>Staff Software Engineer (October 2016—October 2018)<text:bookmark-end text:name="staff-software-engineer-october-2016october-2018"/></text:h>
      <text:list text:style-name="L4">
        <text:list-item>
          <text:p text:style-name="P4">Led the development of Tier-1 services within the educational content authoring pipeline, leveraging technologies such as <text:a xlink:type="simple" xlink:href="https://martinfowler.com/articles/richardsonMaturityModel.html" office:name=""><text:span text:style-name="Definition">REST</text:span></text:a>, <text:a xlink:type="simple" xlink:href="https://graphql.org" office:name=""><text:span text:style-name="Definition">GraphQL</text:span></text:a>, API design, <text:a xlink:type="simple" xlink:href="https://aws.amazon.com/ecs/" office:name=""><text:span text:style-name="Definition">Amazon ECS</text:span></text:a> (similar to <text:a xlink:type="simple" xlink:href="https://kubernetes.io" office:name=""><text:span text:style-name="Definition">Kubernetes</text:span></text:a>), <text:a xlink:type="simple" xlink:href="https://www.docker.com" office:name=""><text:span text:style-name="Definition">Docker</text:span></text:a>, <text:a xlink:type="simple" xlink:href="https://www.terraform.io" office:name=""><text:span text:style-name="Definition">Terraform</text:span></text:a>, <text:a xlink:type="simple" xlink:href="https://www.w3.org/publishing/epub3/" office:name=""><text:span text:style-name="Definition">ePubs</text:span></text:a>, and security best practices.</text:p>
        </text:list-item>
        <text:list-item>
          <text:p text:style-name="P4">Led the development of the authoring component of the <text:a xlink:type="simple" xlink:href="https://www.mheducation.com/news-media/press-releases/mcgraw-hill-connect-unveils-smartbook.html" office:name=""><text:span text:style-name="Definition">SmartBook 2.0 product</text:span></text:a>, and the internal system which indexes authored content, builds ePubs, and encodes images/video for the ePub CDN using <text:a xlink:type="simple" xlink:href="https://ffmpeg.org" office:name=""><text:span text:style-name="Definition">ffmpeg</text:span></text:a>.</text:p>
        </text:list-item>
        <text:list-item>
          <text:p text:style-name="P4">Established the technical direction of these projects, promoted adoption across the organization, published comprehensive documentation, and offered ongoing integration guidance.</text:p>
        </text:list-item>
        <text:list-item>
          <text:p text:style-name="P4">Accelerated the adoption of CI/CD, rapid deployment practices, and Docker containers, shortening the feedback loop for developers and increasing the reliability of deployments.</text:p>
        </text:list-item>
      </text:list>
      <text:h text:style-name="Heading_20_3" text:outline-level="3"><text:bookmark-start text:name="wepay--redwood-city-ca"/><text:a xlink:type="simple" xlink:href="https://www.crunchbase.com/organization/wepay" office:name=""><text:span text:style-name="Definition">WePay</text:span></text:a> — Redwood City, CA<text:bookmark-end text:name="wepay--redwood-city-ca"/></text:h>
      <text:h text:style-name="Heading_20_4" text:outline-level="4"><text:bookmark-start text:name="devops-engineer-april-2015september-2016"/>DevOps Engineer (April 2015—September 2016)<text:bookmark-end text:name="devops-engineer-april-2015september-2016"/></text:h>
      <text:list text:style-name="L5">
        <text:list-item>
          <text:p text:style-name="P5">Led a cross-company initiative to upgrade the monolithic application from <text:a xlink:type="simple" xlink:href="https://www.php.net" office:name=""><text:span text:style-name="Definition">PHP</text:span></text:a> 5.4 to PHP 5.6 (the latest at the time). Facilitated cross-team collaboration among all major engineering teams and QA departments to achieve results.</text:p>
        </text:list-item>
        <text:list-item>
          <text:p text:style-name="P5">Initiated a program to automate the creation of base server images for cloud servers. This allowed new servers to boot and begin serving traffic ~75% faster.</text:p>
        </text:list-item>
        <text:list-item>
          <text:p text:style-name="P5">Invested in monitoring and alerting systems to prevent customer-facing issues.</text:p>
        </text:list-item>
      </text:list>
      <text:h text:style-name="Heading_20_4" text:outline-level="4"><text:bookmark-start text:name="senior-api-engineer-april-2014april-2015"/>Senior API Engineer (April 2014—April 2015)<text:bookmark-end text:name="senior-api-engineer-april-2014april-2015"/></text:h>
      <text:list text:style-name="L6">
        <text:list-item>
          <text:p text:style-name="P6">Led the company’s <text:a xlink:type="simple" xlink:href="https://www.hackerone.com" office:name=""><text:span text:style-name="Definition">HackerOne</text:span></text:a> program, coordinating across teams to address security issues.</text:p>
        </text:list-item>
        <text:list-item>
          <text:p text:style-name="P6">Built a development environment for engineering teams. Reduced new engineer onboarding time from 2 weeks to 1 day.</text:p>
        </text:list-item>
        <text:list-item>
          <text:p text:style-name="P6">Expanded WePay’s payment security offerings by designing MFA-as-a-Service (U.S. patent filing <text:a xlink:type="simple" xlink:href="https://patents.google.com/patent/US20160241536A1/en?inventor=Ryan+Parman" office:name=""><text:span text:style-name="Definition">US15042104</text:span></text:a>).</text:p>
        </text:list-item>
      </text:list>
      <text:h text:style-name="Heading_20_3" text:outline-level="3"><text:bookmark-start text:name="amazon-web-services--seattle-wa"/><text:a xlink:type="simple" xlink:href="https://www.crunchbase.com/organization/amazon-web-services" office:name=""><text:span text:style-name="Definition">Amazon Web Services</text:span></text:a> — Seattle, WA<text:bookmark-end text:name="amazon-web-services--seattle-wa"/></text:h>
      <text:h text:style-name="Heading_20_4" text:outline-level="4"><text:bookmark-start text:name="web-development-engineer-ii-march-2010april-2014"/>Web Development Engineer II (March 2010—April 2014)<text:bookmark-end text:name="web-development-engineer-ii-march-2010april-2014"/></text:h>
      <text:list text:style-name="L7">
        <text:list-item>
          <text:p text:style-name="P7">Created the <text:a xlink:type="simple" xlink:href="https://aws.amazon.com/sdk-for-php/" office:name=""><text:span text:style-name="Definition">AWS SDK for PHP</text:span></text:a>, enabled AWS to reach the largest developer group — <text:a xlink:type="simple" xlink:href="https://www.php.net" office:name=""><text:span text:style-name="Definition">PHP</text:span></text:a>.</text:p>
        </text:list-item>
        <text:list-item>
          <text:p text:style-name="P7">Initiated the creation of <text:a xlink:type="simple" xlink:href="https://aws.amazon.com/sdk-for-php/" office:name=""><text:span text:style-name="Definition">AWS SDK for PHP</text:span></text:a> v2 to address changes in the PHP language and growth of AWS services.</text:p>
        </text:list-item>
        <text:list-item>
          <text:p text:style-name="P7">Led one of the first teams to provide reusable UI building blocks for the <text:a xlink:type="simple" xlink:href="https://console.aws.amazon.com" office:name=""><text:span text:style-name="Definition">AWS Management Console</text:span></text:a>, by collaborating directly with the AWS Design team.</text:p>
        </text:list-item>
      </text:list>
      <text:h text:style-name="Heading_20_2" text:outline-level="2"><text:bookmark-start text:name="skills"/>Skills<text:bookmark-end text:name="skills"/></text:h>
      <text:p text:style-name="First_20_paragraph">API design, API versioning, CI/CD, CLI tools, <text:a xlink:type="simple" xlink:href="https://aws.amazon.com" office:name=""><text:span text:style-name="Definition">AWS</text:span></text:a>, <text:a xlink:type="simple" xlink:href="https://www.gnu.org/software/bash/" office:name=""><text:span text:style-name="Definition">Bash</text:span></text:a>, <text:a xlink:type="simple" xlink:href="https://circleci.com/enterprise/" office:name=""><text:span text:style-name="Definition">CircleCI</text:span></text:a>, <text:a xlink:type="simple" xlink:href="https://www.docker.com" office:name=""><text:span text:style-name="Definition">Docker</text:span></text:a>, <text:a xlink:type="simple" xlink:href="https://github.com/features/actions" office:name=""><text:span text:style-name="Definition">GitHub Actions</text:span></text:a>, <text:a xlink:type="simple" xlink:href="https://git-scm.com" office:name=""><text:span text:style-name="Definition">Git</text:span></text:a>, <text:a xlink:type="simple" xlink:href="https://go.dev" office:name=""><text:span text:style-name="Definition">Go</text:span></text:a>, <text:a xlink:type="simple" xlink:href="https://graphql.org" office:name=""><text:span text:style-name="Definition">GraphQL</text:span></text:a>, <text:a xlink:type="simple" xlink:href="https://jwt.io" office:name=""><text:span text:style-name="Definition">JWT</text:span></text:a>, <text:a xlink:type="simple" xlink:href="https://en.wikipedia.org/wiki/Network_File_System" office:name=""><text:span text:style-name="Definition">NFS</text:span></text:a>, <text:a xlink:type="simple" xlink:href="https://www.php.net" office:name=""><text:span text:style-name="Definition">PHP</text:span></text:a>, <text:a xlink:type="simple" xlink:href="https://www.python.org" office:name=""><text:span text:style-name="Definition">Python</text:span></text:a>, <text:a xlink:type="simple" xlink:href="https://martinfowler.com/articles/richardsonMaturityModel.html" office:name=""><text:span text:style-name="Definition">REST</text:span></text:a>, <text:a xlink:type="simple" xlink:href="https://redis.io" office:name=""><text:span text:style-name="Definition">Redis</text:span></text:a>, <text:a xlink:type="simple" xlink:href="https://subversion.apache.org" office:name=""><text:span text:style-name="Definition">Subversion</text:span></text:a>, <text:a xlink:type="simple" xlink:href="https://www.vagrantup.com" office:name=""><text:span text:style-name="Definition">Vagrant</text:span></text:a>, <text:a xlink:type="simple" xlink:href="https://wordpress.org" office:name=""><text:span text:style-name="Definition">WordPress</text:span></text:a>, <text:a xlink:type="simple" xlink:href="https://developer.mozilla.org/en-US/docs/Web/XSLT" office:name=""><text:span text:style-name="Definition">XSLT</text:span></text:a>, <text:a xlink:type="simple" xlink:href="https://ffmpeg.org" office:name=""><text:span text:style-name="Definition">ffmpeg</text:span></text:a>, <text:a xlink:type="simple" xlink:href="https://12factor.net" office:name=""><text:span text:style-name="Definition">twelve-factor applications</text:span></text:a>, agile, architecture, authentication, authorization, automation, automation, building platforms, cloud, code generation, containerization, continuous delivery, continuous deployment, continuous integration, debugging, defensive cybersecurity, design, development, distributed, integration, microservices, multi-platform development, optimization, performance, refactoring, scalability, scrum, security, software library design, software testing, standards, tdd, technical documentation, test-driven development, testing.</text:p>
      <text:h text:style-name="Heading_20_2" text:outline-level="2"><text:bookmark-start text:name="education"/>Education<text:bookmark-end text:name="education"/></text:h>
      <text:p text:style-name="First_20_paragraph"><text:span text:style-name="T2">Silicon Valley College</text:span> (now <text:a xlink:type="simple" xlink:href="http://carrington.edu/schools/san-jose-california/" office:name=""><text:span text:style-name="Definition">Carrington College</text:span></text:a>), San Jose, CA. Bachelor of Arts, <text:span text:style-name="T2">Design and Visualization</text:span>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name="Arial Unicode MS" svg:font-family="'Arial Unicode MS'"/>
    <style:font-face style:font-family-generic="system" style:font-pitch="variable" style:name="Arial Unicode MS1" svg:font-family="'Arial Unicode MS'"/>
    <style:font-face style:font-pitch="variable" style:name="Calibri" svg:font-family="Calibri"/>
    <style:font-face style:font-family-generic="roman" style:font-pitch="variable" style:name="Calibri1" svg:font-family="Calibri"/>
    <style:font-face style:font-family-generic="system" style:font-pitch="variable" style:name="Calibri2" svg:font-family="Calibri"/>
    <style:font-face style:font-family-generic="roman" style:font-pitch="variable" style:name="Cambria" svg:font-family="Cambria"/>
    <style:font-face style:font-pitch="variable" style:name="Consolas" svg:font-family="Consolas"/>
    <style:font-face style:font-family-generic="system" style:font-pitch="variable" style:name="Courier New" svg:font-family="'Courier New'"/>
    <style:font-face style:font-adornments="Regular" style:font-family-generic="modern" style:font-pitch="fixed" style:name="Courier New1" svg:font-family="'Courier New'"/>
    <style:font-face style:font-family-generic="system" style:font-pitch="variable" style:name="F" svg:font-family=""/>
    <style:font-face style:font-family-generic="swiss" style:font-pitch="variable" style:name="Liberation Sans" svg:font-family="'Liberation Sans'"/>
    <style:font-face style:font-family-generic="system" style:font-pitch="variable" style:name="Symbol" svg:font-family="Symbol"/>
    <style:font-face style:font-adornments="Regular" style:font-pitch="variable" style:name="Symbol1" svg:font-family="Symbol"/>
    <style:font-face style:font-family-generic="system" style:font-pitch="variable" style:name="Times New Roman" svg:font-family="'Times New Roman'"/>
    <style:font-face style:font-family-generic="system" style:font-pitch="variable" style:name="Wingdings" svg:font-family="Wingdings"/>
    <style:font-face style:font-adornments="Regular" style:font-pitch="variable" style:name="Wingdings1" svg:font-family="Wingding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no-wrap"/>
      <style:paragraph-properties style:font-independent-line-spacing="false" style:line-break="strict" style:text-autospace="ideograph-alpha" style:writing-mode="lr-tb" loext:tab-stop-distance="0in">
        <style:tab-stops/>
      </style:paragraph-properties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language="en" loext:opacity="0%"/>
    </style:default-style>
    <style:default-style style:family="paragraph">
      <style:paragraph-properties style:line-break="strict" style:punctuation-wrap="hanging" style:tab-stop-distance="0.5in" style:text-autospace="ideograph-alpha" style:writing-mode="page" fo:hyphenation-keep="auto" fo:hyphenation-ladder-count="no-limit" loext:hyphenation-keep-type="column"/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hyphenate="false" fo:hyphenation-push-char-count="2" fo:hyphenation-remain-char-count="2" fo:language="en" loext:hyphenation-no-caps="false" loext:hyphenation-no-last-word="false" loext:hyphenation-word-char-count="5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style:contextual-spacing="false" style:justify-single-word="false" style:writing-mode="lr-tb" fo:margin-bottom="0.0555in" fo:margin-top="0in" fo:orphans="2" fo:text-align="start" fo:widows="2"/>
      <style:text-properties style:font-size-asian="10pt" fo:font-size="10pt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Arial Unicode MS'" style:font-family-complex="'Arial Unicode MS'" style:font-family-generic="swiss" style:font-family-generic-asian="system" style:font-family-generic-complex="system" style:font-name="Liberation Sans" style:font-name-asian="Arial Unicode MS1" style:font-name-complex="Arial Unicode MS1" style:font-pitch="variable" style:font-pitch-asian="variable" style:font-pitch-complex="variable" style:font-size-asian="14pt" style:font-size-complex="14pt" fo:font-family="'Liberation Sans'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1252in" fo:margin-top="0.1252in"/>
    </style:style>
    <style:style style:class="list" style:family="paragraph" style:name="List" style:parent-style-name="Text_20_body">
      <style:text-properties style:font-family-complex="'Arial Unicode MS'" style:font-family-generic-complex="swiss" style:font-name-complex="Arial Unicode MS" style:font-size-asian="12pt"/>
    </style:style>
    <style:style style:class="extra" style:family="paragraph" style:name="Caption" style:parent-style-name="Standard" loext:linked-style-name="Caption_20_Char">
      <style:paragraph-properties style:contextual-spacing="false" fo:margin-bottom="0.0835in" fo:margin-top="0in"/>
      <style:text-properties style:font-style-asian="italic" fo:font-style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'Arial Unicode MS'" style:font-family-generic-complex="swiss" style:font-name-complex="Arial Unicode MS" style:font-size-asian="12pt"/>
    </style:style>
    <style:style style:auto-update="true" style:class="text" style:default-outline-level="1" style:display-name="Heading 1" style:family="paragraph" style:list-style-name="" style:name="Heading_20_1" style:next-style-name="Text_20_body" style:parent-style-name="Standard" loext:linked-style-name="Heading_20_1_20_Char">
      <style:paragraph-properties style:contextual-spacing="false" fo:keep-together="always" fo:keep-with-next="always" fo:margin-bottom="0.0555in" fo:margin-top="0.2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2" style:display-name="Heading 2" style:family="paragraph" style:list-style-name="" style:name="Heading_20_2" style:next-style-name="Text_20_body" style:parent-style-name="Standard" loext:linked-style-name="Heading_20_2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3" style:display-name="Heading 3" style:family="paragraph" style:list-style-name="" style:name="Heading_20_3" style:next-style-name="Text_20_body" style:parent-style-name="Standard" loext:linked-style-name="Heading_20_3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4" style:display-name="Heading 4" style:family="paragraph" style:list-style-name="" style:name="Heading_20_4" style:next-style-name="Text_20_body" style:parent-style-name="Standard" loext:linked-style-name="Heading_20_4_20_Char">
      <style:paragraph-properties style:contextual-spacing="false" fo:keep-together="always" fo:keep-with-next="always" fo:margin-bottom="0.028in" fo:margin-top="0.055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2pt" style:font-style-asian="italic" style:font-style-complex="italic" fo:color="#0f4761" fo:font-family="Cambria" fo:font-size="12pt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5" style:display-name="Heading 5" style:family="paragraph" style:list-style-name="" style:name="Heading_20_5" style:next-style-name="Text_20_body" style:parent-style-name="Standard" loext:linked-style-name="Heading_20_5_20_Char">
      <style:paragraph-properties style:contextual-spacing="false" fo:keep-together="always" fo:keep-with-next="always" fo:margin-bottom="0.028in" fo:margin-top="0.0555in"/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6" style:display-name="Heading 6" style:family="paragraph" style:list-style-name="" style:name="Heading_20_6" style:next-style-name="Text_20_body" style:parent-style-name="Standard" loext:linked-style-name="Heading_20_6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7" style:display-name="Heading 7" style:family="paragraph" style:list-style-name="" style:name="Heading_20_7" style:next-style-name="Text_20_body" style:parent-style-name="Standard" loext:linked-style-name="Heading_20_7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8" style:display-name="Heading 8" style:family="paragraph" style:list-style-name="" style:name="Heading_20_8" style:next-style-name="Text_20_body" style:parent-style-name="Standard" loext:linked-style-name="Heading_20_8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class="text" style:default-outline-level="9" style:display-name="Heading 9" style:family="paragraph" style:list-style-name="" style:name="Heading_20_9" style:next-style-name="Text_20_body" style:parent-style-name="Standard" loext:linked-style-name="Heading_20_9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auto-update="true" style:display-name="First Paragraph" style:family="paragraph" style:name="First_20_Paragraph" style:next-style-name="Text_20_body" style:parent-style-name="Text_20_body">
      <style:text-properties style:font-family-generic="roman" style:font-name="Cambria" style:font-pitch="variable" fo:font-family="Cambria"/>
    </style:style>
    <style:style style:family="paragraph" style:name="Compact" style:parent-style-name="Text_20_body">
      <style:paragraph-properties style:contextual-spacing="false" fo:margin-bottom="0.0252in" fo:margin-top="0.0252in"/>
    </style:style>
    <style:style style:class="chapter" style:family="paragraph" style:name="Title" style:next-style-name="Text_20_body" style:parent-style-name="Standard" loext:linked-style-name="Title_20_Char">
      <style:paragraph-properties style:contextual-spacing="true" style:justify-single-word="false" fo:margin-bottom="0.0555in" fo:margin-top="0in" fo:text-align="center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class="chapter" style:family="paragraph" style:name="Subtitle" style:next-style-name="Text_20_body" style:parent-style-name="Title" loext:linked-style-name="Subtitle_20_Char">
      <style:text-properties style:font-size-asian="14pt" style:font-size-complex="14pt" fo:font-size="14pt" fo:letter-spacing="0.0102in"/>
    </style:style>
    <style:style style:family="paragraph" style:name="Author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family="paragraph" style:name="Date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display-name="Abstract Title" style:family="paragraph" style:name="Abstract_20_Title" style:next-style-name="Abstract" style:parent-style-name="Standard">
      <style:paragraph-properties style:contextual-spacing="false" style:justify-single-word="false" fo:keep-together="always" fo:keep-with-next="always" fo:margin-bottom="0in" fo:margin-top="0.2083in" fo:text-align="center"/>
      <style:text-properties style:font-size-complex="10pt" style:font-weight-asian="bold" fo:font-weight="bold"/>
    </style:style>
    <style:style style:family="paragraph" style:name="Abstract" style:next-style-name="Text_20_body" style:parent-style-name="Standard">
      <style:paragraph-properties style:contextual-spacing="false" fo:keep-together="always" fo:keep-with-next="always" fo:margin-bottom="0.2083in" fo:margin-top="0.0693in"/>
      <style:text-properties style:font-size-complex="10pt"/>
    </style:style>
    <style:style style:family="paragraph" style:name="Bibliography" style:parent-style-name="Standard"/>
    <style:style style:display-name="Block Text" style:family="paragraph" style:name="Block_20_Text" style:next-style-name="Text_20_body" style:parent-style-name="Text_20_body">
      <style:paragraph-properties style:contextual-spacing="false" fo:margin-bottom="0.0693in" fo:margin-left="0.3335in" fo:margin-right="0.3335in" fo:margin-top="0.0693in"/>
    </style:style>
    <style:style style:class="extra" style:family="paragraph" style:name="Footnote" style:parent-style-name="Standard"/>
    <style:style style:display-name="Footnote Block Text" style:family="paragraph" style:name="Footnote_20_Block_20_Text" style:next-style-name="Footnote" style:parent-style-name="Footnote">
      <style:paragraph-properties style:contextual-spacing="false" fo:margin-bottom="0.0693in" fo:margin-left="0.3335in" fo:margin-right="0.3335in" fo:margin-top="0.0693in"/>
    </style:style>
    <style:style style:display-name="Definition Term" style:family="paragraph" style:name="Definition_20_Term" style:next-style-name="Definition" style:parent-style-name="Standard">
      <style:paragraph-properties style:contextual-spacing="false" fo:keep-together="always" fo:keep-with-next="always" fo:margin-bottom="0in" fo:margin-top="0in"/>
      <style:text-properties style:font-weight-asian="bold" fo:font-weight="bold"/>
    </style:style>
    <style:style style:family="paragraph" style:name="Definition" style:parent-style-name="Standard"/>
    <style:style style:display-name="Table Caption" style:family="paragraph" style:name="Table_20_Caption" style:parent-style-name="Caption">
      <style:paragraph-properties fo:keep-with-next="always"/>
    </style:style>
    <style:style style:display-name="Image Caption" style:family="paragraph" style:name="Image_20_Caption" style:parent-style-name="Caption"/>
    <style:style style:class="extra" style:family="paragraph" style:name="Figure" style:parent-style-name="Standard"/>
    <style:style style:display-name="Captioned Figure" style:family="paragraph" style:name="Captioned_20_Figure" style:parent-style-name="Figure">
      <style:paragraph-properties fo:keep-with-next="always"/>
    </style:style>
    <style:style style:class="index" style:display-name="Index Heading" style:family="paragraph" style:name="Index_20_Heading" style:parent-style-name="Heading"/>
    <style:style style:class="index" style:default-outline-level="" style:display-name="Contents Heading" style:family="paragraph" style:name="Contents_20_Heading" style:next-style-name="Text_20_body" style:parent-style-name="Heading_20_1">
      <style:paragraph-properties style:contextual-spacing="false" fo:line-height="108%" fo:margin-bottom="0.0555in" fo:margin-top="0.1665in"/>
    </style:style>
    <style:style style:display-name="Source Code" style:family="paragraph" style:name="Source_20_Code" style:parent-style-name="Standard" loext:linked-style-name="Verbatim_20_Char"/>
    <style:style style:display-name="Default Paragraph Font" style:family="text" style:name="Default_20_Paragraph_20_Font"/>
    <style:style style:display-name="Title Char" style:family="text" style:name="Title_20_Char" style:parent-style-name="Default_20_Paragraph_20_Font" loext:linked-style-name="Title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display-name="Subtitle Char" style:family="text" style:name="Subtitle_20_Char" style:parent-style-name="Default_20_Paragraph_20_Font" loext:linked-style-name="Subtitle">
      <style:text-properties style:font-family-generic-asian="system" style:font-family-generic-complex="system" style:font-name-asian="F" style:font-name-complex="F" style:font-pitch-asian="variable" style:font-pitch-complex="variable" style:font-size-asian="14pt" style:font-size-complex="14pt" fo:color="#595959" fo:font-size="14pt" fo:letter-spacing="0.0102in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1 Char" style:family="text" style:name="Heading_20_1_20_Char" style:parent-style-name="Default_20_Paragraph_20_Font" loext:linked-style-name="Heading_20_1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2 Char" style:family="text" style:name="Heading_20_2_20_Char" style:parent-style-name="Default_20_Paragraph_20_Font" loext:linked-style-name="Heading_20_2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3 Char" style:family="text" style:name="Heading_20_3_20_Char" style:parent-style-name="Default_20_Paragraph_20_Font" loext:linked-style-name="Heading_20_3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4 Char" style:family="text" style:name="Heading_20_4_20_Char" style:parent-style-name="Default_20_Paragraph_20_Font" loext:linked-style-name="Heading_20_4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tyle-asian="italic" style:font-style-complex="italic" fo:color="#0f4761" fo:font-family="Cambria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5 Char" style:family="text" style:name="Heading_20_5_20_Char" style:parent-style-name="Default_20_Paragraph_20_Font" loext:linked-style-name="Heading_20_5"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6 Char" style:family="text" style:name="Heading_20_6_20_Char" style:parent-style-name="Default_20_Paragraph_20_Font" loext:linked-style-name="Heading_20_6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7 Char" style:family="text" style:name="Heading_20_7_20_Char" style:parent-style-name="Default_20_Paragraph_20_Font" loext:linked-style-name="Heading_20_7"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8 Char" style:family="text" style:name="Heading_20_8_20_Char" style:parent-style-name="Default_20_Paragraph_20_Font" loext:linked-style-name="Heading_20_8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Heading 9 Char" style:family="text" style:name="Heading_20_9_20_Char" style:parent-style-name="Default_20_Paragraph_20_Font" loext:linked-style-name="Heading_20_9"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Caption Char" style:family="text" style:name="Caption_20_Char" style:parent-style-name="Default_20_Paragraph_20_Font" loext:linked-style-name="Caption"/>
    <style:style style:display-name="Verbatim Char" style:family="text" style:name="Verbatim_20_Char" style:parent-style-name="Caption_20_Char" loext:linked-style-name="Source_20_Code">
      <style:text-properties style:font-name="Consolas" style:font-pitch="variable" style:font-size-asian="11pt" fo:font-family="Consolas" fo:font-size="11pt"/>
    </style:style>
    <style:style style:display-name="Section Number" style:family="text" style:name="Section_20_Number" style:parent-style-name="Caption_20_Char"/>
    <style:style style:display-name="Footnote Symbol" style:family="text" style:name="Footnote_20_Symbol" style:parent-style-name="Caption_20_Char">
      <style:text-properties style:text-position="super 58%"/>
    </style:style>
    <style:style style:display-name="Footnote anchor" style:family="text" style:name="Footnote_20_anchor">
      <style:text-properties style:text-position="super 58%"/>
    </style:style>
    <style:style style:display-name="Internet link" style:family="text" style:name="Internet_20_link" style:parent-style-name="Caption_20_Char">
      <style:text-properties fo:color="#156082" loext:opacity="100%">
        <loext:char-complex-color loext:color-type="theme" loext:theme-type="accent1"/>
      </style:text-properties>
    </style:style>
    <style:style style:family="text" style:name="Keyword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DataTypeTok" style:parent-style-name="Verbatim_20_Char">
      <style:text-properties style:font-name="Consolas" style:font-pitch="variable" style:font-size-asian="11pt" fo:color="#902000" fo:font-family="Consolas" fo:font-size="11pt" loext:opacity="100%"/>
    </style:style>
    <style:style style:family="text" style:name="DecVal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BaseN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Float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ConstantTok" style:parent-style-name="Verbatim_20_Char">
      <style:text-properties style:font-name="Consolas" style:font-pitch="variable" style:font-size-asian="11pt" fo:color="#880000" fo:font-family="Consolas" fo:font-size="11pt" loext:opacity="100%"/>
    </style:style>
    <style:style style:family="text" style:name="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Verbatim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StringTok" style:parent-style-name="Verbatim_20_Char">
      <style:text-properties style:font-name="Consolas" style:font-pitch="variable" style:font-size-asian="11pt" fo:color="#bb6688" fo:font-family="Consolas" fo:font-size="11pt" loext:opacity="100%"/>
    </style:style>
    <style:style style:family="text" style:name="ImportTok" style:parent-style-name="Verbatim_20_Char">
      <style:text-properties style:font-name="Consolas" style:font-pitch="variable" style:font-size-asian="11pt" style:font-weight-asian="bold" fo:color="#008000" fo:font-family="Consolas" fo:font-size="11pt" fo:font-weight="bold" loext:opacity="100%"/>
    </style:style>
    <style:style style:family="text" style:name="CommentTok" style:parent-style-name="Verbatim_20_Char">
      <style:text-properties style:font-name="Consolas" style:font-pitch="variable" style:font-size-asian="11pt" style:font-style-asian="italic" fo:color="#60a0b0" fo:font-family="Consolas" fo:font-size="11pt" fo:font-style="italic" loext:opacity="100%"/>
    </style:style>
    <style:style style:family="text" style:name="DocumentationTok" style:parent-style-name="Verbatim_20_Char">
      <style:text-properties style:font-name="Consolas" style:font-pitch="variable" style:font-size-asian="11pt" style:font-style-asian="italic" fo:color="#ba2121" fo:font-family="Consolas" fo:font-size="11pt" fo:font-style="italic" loext:opacity="100%"/>
    </style:style>
    <style:style style:family="text" style:name="Annot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CommentVar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OtherTok" style:parent-style-name="Verbatim_20_Char">
      <style:text-properties style:font-name="Consolas" style:font-pitch="variable" style:font-size-asian="11pt" fo:color="#007020" fo:font-family="Consolas" fo:font-size="11pt" loext:opacity="100%"/>
    </style:style>
    <style:style style:family="text" style:name="FunctionTok" style:parent-style-name="Verbatim_20_Char">
      <style:text-properties style:font-name="Consolas" style:font-pitch="variable" style:font-size-asian="11pt" fo:color="#06287e" fo:font-family="Consolas" fo:font-size="11pt" loext:opacity="100%"/>
    </style:style>
    <style:style style:family="text" style:name="VariableTok" style:parent-style-name="Verbatim_20_Char">
      <style:text-properties style:font-name="Consolas" style:font-pitch="variable" style:font-size-asian="11pt" fo:color="#19177c" fo:font-family="Consolas" fo:font-size="11pt" loext:opacity="100%"/>
    </style:style>
    <style:style style:family="text" style:name="ControlFlow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OperatorTok" style:parent-style-name="Verbatim_20_Char">
      <style:text-properties style:font-name="Consolas" style:font-pitch="variable" style:font-size-asian="11pt" fo:color="#666666" fo:font-family="Consolas" fo:font-size="11pt" loext:opacity="100%"/>
    </style:style>
    <style:style style:family="text" style:name="BuiltInTok" style:parent-style-name="Verbatim_20_Char">
      <style:text-properties style:font-name="Consolas" style:font-pitch="variable" style:font-size-asian="11pt" fo:color="#008000" fo:font-family="Consolas" fo:font-size="11pt" loext:opacity="100%"/>
    </style:style>
    <style:style style:family="text" style:name="ExtensionTok" style:parent-style-name="Verbatim_20_Char">
      <style:text-properties style:font-name="Consolas" style:font-pitch="variable" style:font-size-asian="11pt" fo:font-family="Consolas" fo:font-size="11pt"/>
    </style:style>
    <style:style style:family="text" style:name="PreprocessorTok" style:parent-style-name="Verbatim_20_Char">
      <style:text-properties style:font-name="Consolas" style:font-pitch="variable" style:font-size-asian="11pt" fo:color="#bc7a00" fo:font-family="Consolas" fo:font-size="11pt" loext:opacity="100%"/>
    </style:style>
    <style:style style:family="text" style:name="AttributeTok" style:parent-style-name="Verbatim_20_Char">
      <style:text-properties style:font-name="Consolas" style:font-pitch="variable" style:font-size-asian="11pt" fo:color="#7d9029" fo:font-family="Consolas" fo:font-size="11pt" loext:opacity="100%"/>
    </style:style>
    <style:style style:family="text" style:name="RegionMarkerTok" style:parent-style-name="Verbatim_20_Char">
      <style:text-properties style:font-name="Consolas" style:font-pitch="variable" style:font-size-asian="11pt" fo:font-family="Consolas" fo:font-size="11pt"/>
    </style:style>
    <style:style style:family="text" style:name="Inform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Warning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Alert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Error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NormalTok" style:parent-style-name="Verbatim_20_Char">
      <style:text-properties style:font-name="Consolas" style:font-pitch="variable" style:font-size-asian="11pt" fo:font-family="Consolas" fo:font-size="11pt"/>
    </style:style>
    <style:style style:display-name="ListLabel 1" style:family="text" style:name="ListLabel_20_1"/>
    <style:style style:display-name="ListLabel 2" style:family="text" style:name="ListLabel_20_2"/>
    <style:style style:display-name="ListLabel 3" style:family="text" style:name="ListLabel_20_3"/>
    <style:style style:display-name="ListLabel 4" style:family="text" style:name="ListLabel_20_4"/>
    <style:style style:display-name="ListLabel 5" style:family="text" style:name="ListLabel_20_5"/>
    <style:style style:display-name="ListLabel 6" style:family="text" style:name="ListLabel_20_6"/>
    <style:style style:display-name="ListLabel 7" style:family="text" style:name="ListLabel_20_7"/>
    <style:style style:display-name="ListLabel 8" style:family="text" style:name="ListLabel_20_8"/>
    <style:style style:display-name="ListLabel 9" style:family="text" style:name="ListLabel_20_9"/>
    <style:style style:display-name="ListLabel 10" style:family="text" style:name="ListLabel_20_1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1" style:family="text" style:name="ListLabel_20_1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2" style:family="text" style:name="ListLabel_20_1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3" style:family="text" style:name="ListLabel_20_1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4" style:family="text" style:name="ListLabel_20_1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5" style:family="text" style:name="ListLabel_20_1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6" style:family="text" style:name="ListLabel_20_1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7" style:family="text" style:name="ListLabel_20_1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8" style:family="text" style:name="ListLabel_20_1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9" style:family="text" style:name="ListLabel_20_1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0" style:family="text" style:name="ListLabel_20_2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1" style:family="text" style:name="ListLabel_20_2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2" style:family="text" style:name="ListLabel_20_2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3" style:family="text" style:name="ListLabel_20_2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4" style:family="text" style:name="ListLabel_20_2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5" style:family="text" style:name="ListLabel_20_2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6" style:family="text" style:name="ListLabel_20_2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7" style:family="text" style:name="ListLabel_20_2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8" style:family="text" style:name="ListLabel_20_2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9" style:family="text" style:name="ListLabel_20_2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0" style:family="text" style:name="ListLabel_20_3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1" style:family="text" style:name="ListLabel_20_3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2" style:family="text" style:name="ListLabel_20_3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3" style:family="text" style:name="ListLabel_20_3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4" style:family="text" style:name="ListLabel_20_3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5" style:family="text" style:name="ListLabel_20_3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6" style:family="text" style:name="ListLabel_20_3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7" style:family="text" style:name="ListLabel_20_3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8" style:family="text" style:name="ListLabel_20_3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9" style:family="text" style:name="ListLabel_20_3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0" style:family="text" style:name="ListLabel_20_4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1" style:family="text" style:name="ListLabel_20_4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2" style:family="text" style:name="ListLabel_20_4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3" style:family="text" style:name="ListLabel_20_4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4" style:family="text" style:name="ListLabel_20_4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5" style:family="text" style:name="ListLabel_20_4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6" style:family="text" style:name="ListLabel_20_4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7" style:family="text" style:name="ListLabel_20_4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8" style:family="text" style:name="ListLabel_20_4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9" style:family="text" style:name="ListLabel_20_4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0" style:family="text" style:name="ListLabel_20_5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1" style:family="text" style:name="ListLabel_20_5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2" style:family="text" style:name="ListLabel_20_5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3" style:family="text" style:name="ListLabel_20_5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4" style:family="text" style:name="ListLabel_20_5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5" style:family="text" style:name="ListLabel_20_5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6" style:family="text" style:name="ListLabel_20_5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7" style:family="text" style:name="ListLabel_20_5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8" style:family="text" style:name="ListLabel_20_5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9" style:family="text" style:name="ListLabel_20_5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0" style:family="text" style:name="ListLabel_20_6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1" style:family="text" style:name="ListLabel_20_6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2" style:family="text" style:name="ListLabel_20_6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3" style:family="text" style:name="ListLabel_20_6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4" style:family="text" style:name="ListLabel_20_6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5" style:family="text" style:name="ListLabel_20_6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6" style:family="text" style:name="ListLabel_20_6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7" style:family="text" style:name="ListLabel_20_6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8" style:family="text" style:name="ListLabel_20_6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9" style:family="text" style:name="ListLabel_20_6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0" style:family="text" style:name="ListLabel_20_7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1" style:family="text" style:name="ListLabel_20_7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2" style:family="text" style:name="ListLabel_20_7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3" style:family="text" style:name="ListLabel_20_7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4" style:family="text" style:name="ListLabel_20_7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5" style:family="text" style:name="ListLabel_20_7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6" style:family="text" style:name="ListLabel_20_7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7" style:family="text" style:name="ListLabel_20_7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8" style:family="text" style:name="ListLabel_20_7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9" style:family="text" style:name="ListLabel_20_7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0" style:family="text" style:name="ListLabel_20_8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1" style:family="text" style:name="ListLabel_20_8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2" style:family="text" style:name="ListLabel_20_8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3" style:family="text" style:name="ListLabel_20_8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4" style:family="text" style:name="ListLabel_20_8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5" style:family="text" style:name="ListLabel_20_8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6" style:family="text" style:name="ListLabel_20_8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7" style:family="text" style:name="ListLabel_20_8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8" style:family="text" style:name="ListLabel_20_8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9" style:family="text" style:name="ListLabel_20_8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0" style:family="text" style:name="ListLabel_20_9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1" style:family="text" style:name="ListLabel_20_9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2" style:family="text" style:name="ListLabel_20_9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3" style:family="text" style:name="ListLabel_20_9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4" style:family="text" style:name="ListLabel_20_9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5" style:family="text" style:name="ListLabel_20_9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6" style:family="text" style:name="ListLabel_20_9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7" style:family="text" style:name="ListLabel_20_9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8" style:family="text" style:name="ListLabel_20_9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9" style:family="text" style:name="ListLabel_20_9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0" style:family="text" style:name="ListLabel_20_10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1" style:family="text" style:name="ListLabel_20_10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2" style:family="text" style:name="ListLabel_20_10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3" style:family="text" style:name="ListLabel_20_10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4" style:family="text" style:name="ListLabel_20_10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5" style:family="text" style:name="ListLabel_20_10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6" style:family="text" style:name="ListLabel_20_10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7" style:family="text" style:name="ListLabel_20_10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8" style:family="text" style:name="ListLabel_20_10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9" style:family="text" style:name="ListLabel_20_109">
      <style:text-properties style:font-family-generic="roman" style:font-name="Cambria" style:font-pitch="variable" fo:font-family="Cambria"/>
    </style:style>
    <style:style style:display-name="ListLabel 110" style:family="text" style:name="ListLabel_20_110">
      <style:text-properties style:font-family-generic="roman" style:font-name="Cambria" style:font-pitch="variable" style:font-style-asian="italic" style:font-style-complex="italic" fo:font-family="Cambria" fo:font-style="italic"/>
    </style:style>
    <style:style style:display-name="ListLabel 111" style:family="text" style:name="ListLabel_20_111"/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display-name="No List" style:name="No_20_List">
      <text:list-level-style-number style:num-format="1" style:num-suffix="." text:level="1" loext:num-list-format="%1%.">
        <style:list-level-properties text:list-level-position-and-space-mode="label-alignment">
          <style:list-level-label-alignment text:label-followed-by="listtab" text:list-tab-stop-position="0.5in" fo:margin-left="0.5in" fo:text-indent="-0.25in"/>
        </style:list-level-properties>
      </text:list-level-style-number>
      <text:list-level-style-number style:num-format="1" style:num-suffix="." text:level="2" loext:num-list-format="%2%.">
        <style:list-level-properties text:list-level-position-and-space-mode="label-alignment">
          <style:list-level-label-alignment text:label-followed-by="listtab" text:list-tab-stop-position="0.75in" fo:margin-left="0.75in" fo:text-indent="-0.25in"/>
        </style:list-level-properties>
      </text:list-level-style-number>
      <text:list-level-style-number style:num-format="1" style:num-suffix="." text:level="3" loext:num-list-format="%3%.">
        <style:list-level-properties text:list-level-position-and-space-mode="label-alignment">
          <style:list-level-label-alignment text:label-followed-by="listtab" text:list-tab-stop-position="1in" fo:margin-left="1in" fo:text-indent="-0.25in"/>
        </style:list-level-properties>
      </text:list-level-style-number>
      <text:list-level-style-number style:num-format="1" style:num-suffix="." text:level="4" loext:num-list-format="%4%.">
        <style:list-level-properties text:list-level-position-and-space-mode="label-alignment">
          <style:list-level-label-alignment text:label-followed-by="listtab" text:list-tab-stop-position="1.25in" fo:margin-left="1.25in" fo:text-indent="-0.25in"/>
        </style:list-level-properties>
      </text:list-level-style-number>
      <text:list-level-style-number style:num-format="1" style:num-suffix="." text:level="5" loext:num-list-format="%5%.">
        <style:list-level-properties text:list-level-position-and-space-mode="label-alignment">
          <style:list-level-label-alignment text:label-followed-by="listtab" text:list-tab-stop-position="1.5in" fo:margin-left="1.5in" fo:text-indent="-0.25in"/>
        </style:list-level-properties>
      </text:list-level-style-number>
      <text:list-level-style-number style:num-format="1" style:num-suffix="." text:level="6" loext:num-list-format="%6%.">
        <style:list-level-properties text:list-level-position-and-space-mode="label-alignment">
          <style:list-level-label-alignment text:label-followed-by="listtab" text:list-tab-stop-position="1.75in" fo:margin-left="1.75in" fo:text-indent="-0.25in"/>
        </style:list-level-properties>
      </text:list-level-style-number>
      <text:list-level-style-number style:num-format="1" style:num-suffix="." text:level="7" loext:num-list-format="%7%.">
        <style:list-level-properties text:list-level-position-and-space-mode="label-alignment">
          <style:list-level-label-alignment text:label-followed-by="listtab" text:list-tab-stop-position="2in" fo:margin-left="2in" fo:text-indent="-0.25in"/>
        </style:list-level-properties>
      </text:list-level-style-number>
      <text:list-level-style-number style:num-format="1" style:num-suffix="." text:level="8" loext:num-list-format="%8%.">
        <style:list-level-properties text:list-level-position-and-space-mode="label-alignment">
          <style:list-level-label-alignment text:label-followed-by="listtab" text:list-tab-stop-position="2.25in" fo:margin-left="2.25in" fo:text-indent="-0.25in"/>
        </style:list-level-properties>
      </text:list-level-style-number>
      <text:list-level-style-number style:num-format="1" style:num-suffix="." text:level="9" loext:num-list-format="%9%.">
        <style:list-level-properties text:list-level-position-and-space-mode="label-alignment">
          <style:list-level-label-alignment text:label-followed-by="listtab" text:list-tab-stop-position="2.5in" fo:margin-left="2.5in" fo:text-indent="-0.25in"/>
        </style:list-level-properties>
      </text:list-level-style-number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">
      <text:list-level-style-bullet style:num-suffix=" " text:bullet-char=" " text:level="1" text:style-name="ListLabel_20_1" loext:num-list-format=" ">
        <style:list-level-properties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style:num-suffix=" " text:bullet-char=" " text:level="2" text:style-name="ListLabel_20_2" loext:num-list-format=" ">
        <style:list-level-properties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style:num-suffix=" " text:bullet-char=" " text:level="3" text:style-name="ListLabel_20_3" loext:num-list-format=" ">
        <style:list-level-properties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style:num-suffix=" " text:bullet-char=" " text:level="4" text:style-name="ListLabel_20_4" loext:num-list-format=" ">
        <style:list-level-properties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style:num-suffix=" " text:bullet-char=" " text:level="5" text:style-name="ListLabel_20_5" loext:num-list-format=" ">
        <style:list-level-properties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style:num-suffix=" " text:bullet-char=" " text:level="6" text:style-name="ListLabel_20_6" loext:num-list-format=" ">
        <style:list-level-properties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style:num-suffix=" " text:bullet-char=" " text:level="7" text:style-name="ListLabel_20_7" loext:num-list-format=" ">
        <style:list-level-properties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style:num-suffix=" " text:bullet-char=" " text:level="8" text:style-name="ListLabel_20_8" loext:num-list-format=" ">
        <style:list-level-properties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style:num-suffix=" " text:bullet-char=" " text:level="9" text:style-name="ListLabel_20_9" loext:num-list-format=" ">
        <style:list-level-properties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2">
      <text:list-level-style-bullet style:num-suffix="" text:bullet-char="" text:level="1" text:style-name="ListLabel_20_1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3">
      <text:list-level-style-bullet style:num-suffix="" text:bullet-char="" text:level="1" text:style-name="ListLabel_20_19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0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21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22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23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24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25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26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27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4">
      <text:list-level-style-bullet style:num-suffix="" text:bullet-char="" text:level="1" text:style-name="ListLabel_20_28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9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0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31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32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33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34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35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36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5">
      <text:list-level-style-bullet style:num-suffix="" text:bullet-char="" text:level="1" text:style-name="ListLabel_20_37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38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9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0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41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42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43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44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45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6">
      <text:list-level-style-bullet style:num-suffix="" text:bullet-char="" text:level="1" text:style-name="ListLabel_20_46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47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48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9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0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51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52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53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54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7">
      <text:list-level-style-bullet style:num-suffix="" text:bullet-char="" text:level="1" text:style-name="ListLabel_20_55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56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57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58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9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0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61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62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63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8">
      <text:list-level-style-bullet style:num-suffix="" text:bullet-char="" text:level="1" text:style-name="ListLabel_20_64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65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66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67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68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9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0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71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72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9">
      <text:list-level-style-bullet style:num-suffix="" text:bullet-char="" text:level="1" text:style-name="ListLabel_20_73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74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75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76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77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78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9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0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81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0">
      <text:list-level-style-bullet style:num-suffix="" text:bullet-char="" text:level="1" text:style-name="ListLabel_20_82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83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84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85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86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87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88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9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0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1">
      <text:list-level-style-bullet style:num-suffix="" text:bullet-char="" text:level="1" text:style-name="ListLabel_20_91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92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93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94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95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96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97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98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9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2">
      <text:list-level-style-bullet style:num-suffix="" text:bullet-char="" text:level="1" text:style-name="ListLabel_20_10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0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0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0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0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0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0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0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0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default-page-layout>
      <style:page-layout-properties style:layout-grid-standard-mode="true"/>
    </style:default-page-layout>
    <loext:theme loext:name="Office Theme">
      <loext:theme-colors loext:name="Office">
        <loext:color loext:color="#000000" loext:name="dark1"/>
        <loext:color loext:color="#ffffff" loext:name="light1"/>
        <loext:color loext:color="#0e2841" loext:name="dark2"/>
        <loext:color loext:color="#e8e8e8" loext:name="light2"/>
        <loext:color loext:color="#156082" loext:name="accent1"/>
        <loext:color loext:color="#e97132" loext:name="accent2"/>
        <loext:color loext:color="#196b24" loext:name="accent3"/>
        <loext:color loext:color="#0f9ed5" loext:name="accent4"/>
        <loext:color loext:color="#a02b93" loext:name="accent5"/>
        <loext:color loext:color="#4ea72e" loext:name="accent6"/>
        <loext:color loext:color="#467886" loext:name="hyperlink"/>
        <loext:color loext:color="#96607d" loext:name="followed-hyperlink"/>
      </loext:theme-colors>
    </loext:theme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page-layout style:name="Mpm1">
      <style:page-layout-properties style:footnote-max-height="0in" style:layout-grid-base-height="0.0693in" style:layout-grid-base-width="0.139in" style:layout-grid-color="#c0c0c0" style:layout-grid-display="false" style:layout-grid-lines="22860" style:layout-grid-mode="none" style:layout-grid-print="false" style:layout-grid-ruby-below="false" style:layout-grid-ruby-height="0in" style:layout-grid-snap-to="true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6.2</meta:generator>
    <dc:title/>
    <dc:description/>
    <dc:subject/>
    <meta:keyword/>
    <meta:initial-creator/>
    <dc:creator/>
    <meta:creation-date>2025-01-28T00:34:43Z</meta:creation-date>
    <dc:date>2025-01-28T00:34:43Z</dc:date>
  </office:meta>
</office:document-meta>
</file>